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08cda7"/>
    </style:style>
    <style:style style:name="P4" style:family="paragraph" style:parent-style-name="List_20_Paragraph" style:list-style-name="WWNum1">
      <style:text-properties officeooo:paragraph-rsid="0008f05b"/>
    </style:style>
    <style:style style:name="P5" style:family="paragraph" style:parent-style-name="List_20_Paragraph" style:list-style-name="WWNum1">
      <style:text-properties officeooo:paragraph-rsid="000b1144"/>
    </style:style>
    <style:style style:name="P6" style:family="paragraph" style:parent-style-name="List_20_Paragraph" style:list-style-name="WWNum1">
      <style:text-properties style:font-name="Verdana"/>
    </style:style>
    <style:style style:name="P7" style:family="paragraph" style:parent-style-name="List_20_Paragraph" style:list-style-name="WWNum1">
      <style:text-properties style:font-name="Verdana" officeooo:rsid="0008f05b" officeooo:paragraph-rsid="0008f05b"/>
    </style:style>
    <style:style style:name="P8" style:family="paragraph" style:parent-style-name="List_20_Paragraph" style:list-style-name="WWNum1">
      <style:text-properties style:text-line-through-style="solid" style:text-line-through-type="single" style:font-name="Verdana"/>
    </style:style>
    <style:style style:name="P9" style:family="paragraph" style:parent-style-name="List_20_Paragraph" style:list-style-name="WWNum1">
      <style:text-properties officeooo:rsid="00066d0e" officeooo:paragraph-rsid="00066d0e"/>
    </style:style>
    <style:style style:name="P10" style:family="paragraph" style:parent-style-name="List_20_Paragraph">
      <style:text-properties officeooo:rsid="00066d0e" officeooo:paragraph-rsid="00066d0e"/>
    </style:style>
    <style:style style:name="P11" style:family="paragraph" style:parent-style-name="List_20_Paragraph" style:list-style-name="WWNum1">
      <style:text-properties officeooo:rsid="0007aa40" officeooo:paragraph-rsid="0007aa40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26754"/>
    </style:style>
    <style:style style:name="T3" style:family="text">
      <style:text-properties style:font-name="Verdana" officeooo:rsid="0008cda7"/>
    </style:style>
    <style:style style:name="T4" style:family="text">
      <style:text-properties style:font-name="Verdana" officeooo:rsid="0008f05b"/>
    </style:style>
    <style:style style:name="T5" style:family="text">
      <style:text-properties style:font-name="Verdana" officeooo:rsid="000ac9e7"/>
    </style:style>
    <style:style style:name="T6" style:family="text">
      <style:text-properties fo:font-weight="bold" officeooo:rsid="0002ab83" style:font-weight-asian="bold" style:font-weight-complex="bold"/>
    </style:style>
    <style:style style:name="T7" style:family="text">
      <style:text-properties fo:font-weight="bold" officeooo:rsid="00032d56" style:font-weight-asian="bold" style:font-weight-complex="bold"/>
    </style:style>
    <style:style style:name="T8" style:family="text">
      <style:text-properties officeooo:rsid="00050d53"/>
    </style:style>
    <style:style style:name="T9" style:family="text">
      <style:text-properties officeooo:rsid="0008f05b"/>
    </style:style>
    <style:style style:name="T10" style:family="text">
      <style:text-properties officeooo:rsid="000ac9e7"/>
    </style:style>
    <style:style style:name="T11" style:family="text">
      <style:text-properties officeooo:rsid="000b1144"/>
    </style:style>
    <style:style style:name="T12" style:family="text">
      <style:text-properties officeooo:rsid="000cb7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ustes segunda parte mokbeats</text:p>
      <text:p text:style-name="P1"/>
      <text:list xml:id="list133027004" text:style-name="WWNum1">
        <text:list-item>
          <text:p text:style-name="P6">Produtor: notificação formatos da track. Single track or Stems.</text:p>
        </text:list-item>
        <text:list-item>
          <text:p text:style-name="P6">Limitação dos stems de no mínimo dois canais e max 5, <text:span text:style-name="T8">se for apenas </text:span><text:span text:style-name="T9">um</text:span><text:span text:style-name="T8">a track no max 10 tracks.</text:span></text:p>
        </text:list-item>
        <text:list-item>
          <text:p text:style-name="P7">Filtro de opção pra single track or stems ou álbum (álbum possui maximo de 10 musicas e 30 stems);</text:p>
        </text:list-item>
        <text:list-item>
          <text:p text:style-name="P6">Filtro de seleção, <text:span text:style-name="T8">pro genero da musica.</text:span></text:p>
        </text:list-item>
        <text:list-item>
          <text:p text:style-name="P3"><text:span text:style-name="T3">Filtro de stems (druns, melodia, harmonia, efeitos ou vozes).</text:span></text:p>
        </text:list-item>
        <text:list-item>
          <text:p text:style-name="P4"><text:span text:style-name="T3">C</text:span><text:span text:style-name="T4">ampo TextArea pra descricao da track, </text:span><text:span text:style-name="T5">exemplo: #tambores, #pratos</text:span><text:span text:style-name="T4"> (placeholder=”Descrição da música”)</text:span></text:p>
          <text:p text:style-name="P4"><text:span text:style-name="T4"/></text:p>
        </text:list-item>
        <text:list-item>
          <text:p text:style-name="P8">Video produtores colocar sessão 2, parte branca - <text:span text:style-name="T6">OK</text:span></text:p>
        </text:list-item>
        <text:list-item>
          <text:p text:style-name="P8">Cores de texto rodapé mudar para branco - <text:span text:style-name="T7">OK</text:span></text:p>
        </text:list-item>
        <text:list-item>
          <text:p text:style-name="P6">Seleção de produtor <text:span text:style-name="T10">sera na hora </text:span><text:span text:style-name="T12">d</text:span><text:span text:style-name="T10">o formulario de upload das musicas (aba produtor).</text:span></text:p>
        </text:list-item>
        <text:list-item>
          <text:p text:style-name="P6">Configurações da conta do comprador / usuário, 2 páginas.</text:p>
        </text:list-item>
        <text:list-item>
          <text:p text:style-name="P2"><text:span text:style-name="T1">Mobile, menu com linhas divisórias.</text:span><text:bookmark text:name="_GoBack"/><text:span text:style-name="T2">border-bottom</text:span></text:p>
        </text:list-item>
        <text:list-item>
          <text:p text:style-name="P9"><text:span text:style-name="T2">n</text:span><text:span text:style-name="T1">o cadastro de usuario, selecao de pessoa fisica/juridica</text:span></text:p>
        </text:list-item>
        <text:list-item>
          <text:p text:style-name="P11"><text:span text:style-name="T11">T</text:span>ela musicas: download das musicas necessita estar logado.</text:p>
        </text:list-item>
        <text:list-item>
          <text:p text:style-name="P5"><text:span text:style-name="T11">Botao Whats (tooltip=fale conosco), ao chegar no rodape btn vai desaparecer (d-none), opção de fechar icone do whats com icone X do material-icons, ao fechar btn whats somente dando refresh pra ele aparecer de nv, mudar de pagina não vai fazer o botao aparecer, porem teremos a opção no rodape pra ter acesso a mesma api do whats (ver se pode ser feito um filtro ali no footer de mostrar e não mostrar o btnWhats)</text:span>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7</meta:editing-cycles>
    <meta:creation-date>2023-07-14T19:47:00</meta:creation-date>
    <dc:date>2023-07-28T16:37:52.162860713</dc:date>
    <meta:editing-duration>PT4H39M18S</meta:editing-duration>
    <meta:generator>LibreOffice/7.3.7.2$Linux_X86_64 LibreOffice_project/30$Build-2</meta:generator>
    <meta:document-statistic meta:table-count="0" meta:image-count="0" meta:object-count="0" meta:page-count="1" meta:paragraph-count="16" meta:word-count="232" meta:character-count="1317" meta:non-whitespace-character-count="1115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